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18e003" officeooo:paragraph-rsid="0018e003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8e003" officeooo:paragraph-rsid="001909da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rsid="0018e003" officeooo:paragraph-rsid="0019e85b" style:font-weight-asian="bold" style:font-weight-complex="bold"/>
    </style:style>
    <style:style style:name="P4" style:family="paragraph" style:parent-style-name="Standard">
      <style:paragraph-properties fo:line-height="115%"/>
      <style:text-properties fo:font-weight="bold" officeooo:rsid="0018e003" officeooo:paragraph-rsid="001af935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1909da" officeooo:paragraph-rsid="001909da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1909da" officeooo:paragraph-rsid="0019e85b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normal" officeooo:rsid="0018e003" officeooo:paragraph-rsid="0018e003" style:font-weight-asian="normal" style:font-weight-complex="normal"/>
    </style:style>
    <style:style style:name="P8" style:family="paragraph" style:parent-style-name="Standard">
      <style:paragraph-properties fo:line-height="115%"/>
      <style:text-properties fo:font-weight="normal" officeooo:rsid="0018e003" officeooo:paragraph-rsid="001909da" style:font-weight-asian="normal" style:font-weight-complex="normal"/>
    </style:style>
    <style:style style:name="P9" style:family="paragraph" style:parent-style-name="Standard">
      <style:paragraph-properties fo:line-height="115%"/>
      <style:text-properties fo:font-weight="normal" officeooo:rsid="0018e003" officeooo:paragraph-rsid="0019e85b" style:font-weight-asian="normal" style:font-weight-complex="normal"/>
    </style:style>
    <style:style style:name="P10" style:family="paragraph" style:parent-style-name="Standard">
      <style:paragraph-properties fo:line-height="115%"/>
      <style:text-properties fo:font-style="italic" fo:font-weight="bold" officeooo:rsid="0018e003" officeooo:paragraph-rsid="001909da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15%"/>
      <style:text-properties fo:font-style="italic" fo:font-weight="bold" officeooo:rsid="0018e003" officeooo:paragraph-rsid="0019e85b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line-height="115%"/>
      <style:text-properties fo:font-style="italic" fo:font-weight="bold" officeooo:rsid="0018e003" officeooo:paragraph-rsid="001af935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line-height="115%"/>
      <style:text-properties fo:font-style="italic" fo:font-weight="bold" officeooo:rsid="0018e003" officeooo:paragraph-rsid="001bead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15%"/>
      <style:text-properties fo:font-style="italic" fo:font-weight="bold" officeooo:rsid="0018e003" officeooo:paragraph-rsid="001c861a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18e003" officeooo:paragraph-rsid="0018e003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15%"/>
      <style:text-properties fo:font-style="normal" fo:font-weight="bold" officeooo:rsid="0018e003" officeooo:paragraph-rsid="001af935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line-height="115%"/>
      <style:text-properties fo:font-style="normal" fo:font-weight="bold" officeooo:rsid="0018e003" officeooo:paragraph-rsid="001bead0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line-height="115%"/>
      <style:text-properties fo:font-style="normal" fo:font-weight="normal" officeooo:rsid="0018e003" officeooo:paragraph-rsid="001bead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15%"/>
      <style:text-properties fo:font-style="normal" fo:font-weight="normal" officeooo:rsid="0018e003" officeooo:paragraph-rsid="001c861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5%"/>
      <style:text-properties fo:font-style="normal" style:text-underline-style="none" fo:font-weight="normal" officeooo:rsid="0018e003" officeooo:paragraph-rsid="001c861a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1909da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09d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 fo:font-style="italic" style:font-style-asian="italic" style:font-style-complex="italic"/>
    </style:style>
    <style:style style:name="T7" style:family="text">
      <style:text-properties fo:color="#ce181e" fo:language="en" fo:country="US" fo:font-style="italic" style:text-underline-style="solid" style:text-underline-width="auto" style:text-underline-color="font-color" fo:font-weight="normal" officeooo:rsid="001909da" style:font-style-asian="italic" style:font-weight-asian="normal" style:font-style-complex="italic" style:font-weight-complex="normal"/>
    </style:style>
    <style:style style:name="T8" style:family="text">
      <style:text-properties officeooo:rsid="001909d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09da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1909da" style:font-weight-asian="normal" style:font-weight-complex="normal"/>
    </style:style>
    <style:style style:name="T14" style:family="text">
      <style:text-properties fo:language="en" fo:country="US" fo:font-weight="normal" officeooo:rsid="0019e85b" style:font-weight-asian="normal" style:font-weight-complex="normal"/>
    </style:style>
    <style:style style:name="T15" style:family="text">
      <style:text-properties fo:language="en" fo:country="US" fo:font-weight="normal" officeooo:rsid="001af935" style:font-weight-asian="normal" style:font-weight-complex="normal"/>
    </style:style>
    <style:style style:name="T16" style:family="text">
      <style:text-properties fo:language="en" fo:country="US" fo:font-weight="normal" officeooo:rsid="001bead0" style:font-weight-asian="normal" style:font-weight-complex="normal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language="en" fo:country="US" style:text-underline-style="solid" style:text-underline-width="auto" style:text-underline-color="font-color" fo:font-weight="normal" officeooo:rsid="001909da" style:font-weight-asian="normal" style:font-weight-complex="normal"/>
    </style:style>
    <style:style style:name="T19" style:family="text">
      <style:text-properties fo:language="en" fo:country="US" style:text-underline-style="solid" style:text-underline-width="auto" style:text-underline-color="font-color" fo:font-weight="normal" officeooo:rsid="001af935" style:font-weight-asian="normal" style:font-weight-complex="normal"/>
    </style:style>
    <style:style style:name="T20" style:family="text">
      <style:text-properties fo:language="en" fo:country="US" style:text-underline-style="solid" style:text-underline-width="auto" style:text-underline-color="font-color" officeooo:rsid="001909da"/>
    </style:style>
    <style:style style:name="T21" style:family="text">
      <style:text-properties fo:language="en" fo:country="US" style:text-underline-style="solid" style:text-underline-width="auto" style:text-underline-color="font-color" officeooo:rsid="0019e85b"/>
    </style:style>
    <style:style style:name="T22" style:family="text">
      <style:text-properties fo:language="en" fo:country="US" style:text-underline-style="solid" style:text-underline-width="auto" style:text-underline-color="font-color" officeooo:rsid="001bead0"/>
    </style:style>
    <style:style style:name="T23" style:family="text">
      <style:text-properties fo:language="en" fo:country="US" style:text-underline-style="solid" style:text-underline-width="auto" style:text-underline-color="font-color" officeooo:rsid="001c861a"/>
    </style:style>
    <style:style style:name="T24" style:family="text">
      <style:text-properties fo:language="en" fo:country="US" officeooo:rsid="001909da"/>
    </style:style>
    <style:style style:name="T25" style:family="text">
      <style:text-properties fo:language="en" fo:country="US" fo:font-style="italic" style:text-underline-style="solid" style:text-underline-width="auto" style:text-underline-color="font-color" officeooo:rsid="001bead0" style:font-style-asian="italic" style:font-style-complex="italic"/>
    </style:style>
    <style:style style:name="T26" style:family="text">
      <style:text-properties fo:language="en" fo:country="US" officeooo:rsid="0019e85b"/>
    </style:style>
    <style:style style:name="T27" style:family="text">
      <style:text-properties fo:language="en" fo:country="US" fo:font-weight="bold" officeooo:rsid="0019e85b" style:font-weight-asian="bold" style:font-weight-complex="bold"/>
    </style:style>
    <style:style style:name="T28" style:family="text">
      <style:text-properties fo:language="en" fo:country="US" fo:font-weight="bold" officeooo:rsid="001bead0" style:font-weight-asian="bold" style:font-weight-complex="bold"/>
    </style:style>
    <style:style style:name="T29" style:family="text">
      <style:text-properties fo:language="en" fo:country="US" fo:font-weight="bold" officeooo:rsid="001c861a" style:font-weight-asian="bold" style:font-weight-complex="bold"/>
    </style:style>
    <style:style style:name="T30" style:family="text">
      <style:text-properties fo:language="en" fo:country="US" fo:font-style="normal" style:text-underline-style="solid" style:text-underline-width="auto" style:text-underline-color="font-color" fo:font-weight="normal" officeooo:rsid="0019e85b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style:text-underline-style="solid" style:text-underline-width="auto" style:text-underline-color="font-color" fo:font-weight="normal" officeooo:rsid="001af935" style:font-style-asian="normal" style:font-weight-asian="normal" style:font-style-complex="normal" style:font-weight-complex="normal"/>
    </style:style>
    <style:style style:name="T32" style:family="text">
      <style:text-properties fo:language="en" fo:country="US" officeooo:rsid="001af935"/>
    </style:style>
    <style:style style:name="T33" style:family="text">
      <style:text-properties fo:language="en" fo:country="US" officeooo:rsid="001bead0"/>
    </style:style>
    <style:style style:name="T34" style:family="text">
      <style:text-properties fo:language="en" fo:country="US" officeooo:rsid="001c861a"/>
    </style:style>
    <style:style style:name="T35" style:family="text">
      <style:text-properties fo:language="en" fo:country="US" style:text-underline-style="none" officeooo:rsid="001bead0"/>
    </style:style>
    <style:style style:name="T36" style:family="text">
      <style:text-properties fo:language="en" fo:country="US" style:text-underline-style="none" officeooo:rsid="001c861a"/>
    </style:style>
    <style:style style:name="T37" style:family="text">
      <style:text-properties fo:color="#000000"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language="en" fo:country="US" fo:font-style="italic" style:text-underline-style="solid" style:text-underline-width="auto" style:text-underline-color="font-color" fo:font-weight="normal" officeooo:rsid="001909da" style:font-style-asian="italic" style:font-weight-asian="normal" style:font-style-complex="italic" style:font-weight-complex="normal"/>
    </style:style>
    <style:style style:name="T39" style:family="text">
      <style:text-properties fo:color="#000000" fo:language="en" fo:country="US" fo:font-style="italic" style:text-underline-style="solid" style:text-underline-width="auto" style:text-underline-color="font-color" fo:font-weight="normal" officeooo:rsid="0019e85b" style:font-style-asian="italic" style:font-weight-asian="normal" style:font-style-complex="italic" style:font-weight-complex="normal"/>
    </style:style>
    <style:style style:name="T40" style:family="text">
      <style:text-properties fo:color="#000000" fo:language="en" fo:country="US" fo:font-style="italic" style:text-underline-style="solid" style:text-underline-width="auto" style:text-underline-color="font-color" fo:font-weight="normal" officeooo:rsid="001af935" style:font-style-asian="italic" style:font-weight-asian="normal" style:font-style-complex="italic" style:font-weight-complex="normal"/>
    </style:style>
    <style:style style:name="T41" style:family="text">
      <style:text-properties fo:color="#000000" fo:language="en" fo:country="US" fo:font-style="italic" style:text-underline-style="solid" style:text-underline-width="auto" style:text-underline-color="font-color" officeooo:rsid="001bead0" style:font-style-asian="italic" style:font-style-complex="italic"/>
    </style:style>
    <style:style style:name="T42" style:family="text">
      <style:text-properties fo:color="#000000" fo:language="en" fo:country="US" fo:font-style="normal" style:text-underline-style="none" fo:font-weight="normal" officeooo:rsid="001af935" style:font-style-asian="normal" style:font-weight-asian="normal" style:font-style-complex="normal" style:font-weight-complex="normal"/>
    </style:style>
    <style:style style:name="T43" style:family="text">
      <style:text-properties fo:color="#000000" fo:language="en" fo:country="US" style:text-underline-style="none" officeooo:rsid="001bead0"/>
    </style:style>
    <style:style style:name="T44" style:family="text">
      <style:text-properties fo:color="#000000" fo:language="en" fo:country="US" style:text-underline-style="none" officeooo:rsid="001c861a"/>
    </style:style>
    <style:style style:name="T45" style:family="text">
      <style:text-properties fo:color="#ed1c24"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6" style:family="text">
      <style:text-properties fo:color="#ed1c24" fo:language="en" fo:country="US" fo:font-style="italic" style:text-underline-style="solid" style:text-underline-width="auto" style:text-underline-color="font-color" fo:font-weight="normal" officeooo:rsid="0019e85b" style:font-style-asian="italic" style:font-weight-asian="normal" style:font-style-complex="italic" style:font-weight-complex="normal"/>
    </style:style>
    <style:style style:name="T47" style:family="text">
      <style:text-properties fo:color="#ed1c24" fo:language="en" fo:country="US" fo:font-style="italic" style:text-underline-style="solid" style:text-underline-width="auto" style:text-underline-color="font-color" fo:font-weight="normal" officeooo:rsid="001af935" style:font-style-asian="italic" style:font-weight-asian="normal" style:font-style-complex="italic" style:font-weight-complex="normal"/>
    </style:style>
    <style:style style:name="T48" style:family="text">
      <style:text-properties fo:color="#ed1c24" fo:language="en" fo:country="US" fo:font-style="italic" style:text-underline-style="solid" style:text-underline-width="auto" style:text-underline-color="font-color" officeooo:rsid="001bead0" style:font-style-asian="italic" style:font-style-complex="italic"/>
    </style:style>
    <style:style style:name="T49" style:family="text">
      <style:text-properties fo:color="#ed1c24" fo:language="en" fo:country="US" fo:font-style="italic" style:text-underline-style="none" officeooo:rsid="0019e85b" style:font-style-asian="italic" style:font-style-complex="italic"/>
    </style:style>
    <style:style style:name="T50" style:family="text">
      <style:text-properties fo:color="#ed1c24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ed1c24" fo:language="en" fo:country="US" style:text-underline-style="solid" style:text-underline-width="auto" style:text-underline-color="font-color" officeooo:rsid="001bead0"/>
    </style:style>
    <style:style style:name="T52" style:family="text">
      <style:text-properties fo:color="#0066b3" fo:language="en" fo:country="US" fo:font-style="italic" style:text-underline-style="none" fo:font-weight="normal" officeooo:rsid="001af935" style:font-style-asian="italic" style:font-weight-asian="normal" style:font-style-complex="italic" style:font-weight-complex="normal"/>
    </style:style>
    <style:style style:name="T53" style:family="text">
      <style:text-properties fo:color="#0066b3" fo:language="en" fo:country="US" fo:font-style="italic" style:text-underline-style="none" officeooo:rsid="001bead0" style:font-style-asian="italic" style:font-style-complex="italic"/>
    </style:style>
    <style:style style:name="T54" style:family="text">
      <style:text-properties fo:color="#0066b3" fo:language="en" fo:country="US" fo:font-style="italic" style:text-underline-style="none" officeooo:rsid="0019e85b" style:font-style-asian="italic" style:font-style-complex="italic"/>
    </style:style>
    <style:style style:name="T55" style:family="text">
      <style:text-properties fo:color="#0066b3" fo:language="en" fo:country="US" fo:font-style="italic" style:text-underline-style="solid" style:text-underline-width="auto" style:text-underline-color="font-color" officeooo:rsid="001bead0" style:font-style-asian="italic" style:font-style-complex="italic"/>
    </style:style>
    <style:style style:name="T56" style:family="text">
      <style:text-properties fo:color="#0066b3" fo:language="en" fo:country="US" officeooo:rsid="001c861a"/>
    </style:style>
    <style:style style:name="T57" style:family="text">
      <style:text-properties fo:color="#0066b3" fo:language="en" fo:country="US" style:text-underline-style="none" officeooo:rsid="001bead0"/>
    </style:style>
    <style:style style:name="T58" style:family="text">
      <style:text-properties fo:color="#0066b3" fo:language="en" fo:country="US" style:text-underline-style="none" officeooo:rsid="001c861a"/>
    </style:style>
    <style:style style:name="T59" style:family="text">
      <style:text-properties fo:color="#0066b3" fo:language="en" fo:country="US" style:text-underline-style="solid" style:text-underline-width="auto" style:text-underline-color="font-color" officeooo:rsid="001bead0"/>
    </style:style>
    <style:style style:name="T60" style:family="text">
      <style:text-properties fo:color="#0066b3" fo:font-style="italic" style:font-style-asian="italic" style:font-style-complex="italic"/>
    </style:style>
    <style:style style:name="T61" style:family="text">
      <style:text-properties fo:color="#fff200" fo:language="en" fo:country="US" fo:font-style="italic" style:text-underline-style="solid" style:text-underline-width="auto" style:text-underline-color="font-color" officeooo:rsid="001bead0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JERCICIO 9 ER-RELACIONAL:</text:p>
      <text:p text:style-name="P1"/>
      <text:p text:style-name="P7">-<text:span text:style-name="T5">Ingredientes</text:span>(<text:span text:style-name="T1">ID</text:span><text:span text:style-name="T20">Ing</text:span><text:span text:style-name="T3">,peso,rareza,tipo,</text:span><text:span text:style-name="T4">precio,id_proveedor</text:span>);</text:p>
      <text:p text:style-name="P7">-<text:span text:style-name="T5">Platos</text:span>(<text:span text:style-name="T1">ID</text:span><text:span text:style-name="T20">Plat</text:span>, nombre, precio, tipo, <text:span text:style-name="T60">DNI</text:span>);</text:p>
      <text:p text:style-name="P8">-<text:span text:style-name="T5">Cantidad</text:span>(<text:span text:style-name="T1">ID</text:span><text:span text:style-name="T20">Ing</text:span><text:span text:style-name="T1">,ID</text:span><text:span text:style-name="T20">Plat</text:span>,cantidad);</text:p>
      <text:p text:style-name="P7">-<text:span text:style-name="T5">Cocinero</text:span>(<text:span text:style-name="T1">DNI</text:span>, nombre, apellidos, fechaNacimiento);</text:p>
      <text:p text:style-name="P7">-<text:span text:style-name="T5">Proveedores</text:span>(<text:span text:style-name="T1">ID</text:span><text:span text:style-name="T20">Prov</text:span>, localidad,nombre);</text:p>
      <text:p text:style-name="P7"/>
      <text:p text:style-name="P10">EJERCICIO <text:span text:style-name="T8">11</text:span> ER-RELACIONAL:</text:p>
      <text:p text:style-name="P2"/>
      <text:p text:style-name="P2">-<text:span text:style-name="T8">Pais</text:span><text:span text:style-name="T10">(</text:span><text:span text:style-name="T2">ID</text:span><text:span text:style-name="T18">Pais</text:span><text:span text:style-name="T10">, nombre, extension, poblacion);</text:span></text:p>
      <text:p text:style-name="P2"><text:span text:style-name="T10">-</text:span><text:span text:style-name="T8">AccidentesGeo</text:span><text:span text:style-name="T10">(</text:span><text:span text:style-name="T18">IDGeo</text:span><text:span text:style-name="T10">, posicionVertical, posicionHorizontal, nombre);</text:span></text:p>
      <text:p text:style-name="P3"><text:span text:style-name="T10">-</text:span><text:span text:style-name="T24">Pais_AccidentesGeo</text:span><text:span text:style-name="T13">(</text:span><text:span text:style-name="T7">IDPais</text:span><text:span text:style-name="T38">,</text:span><text:span text:style-name="T7">IDGeo</text:span><text:span text:style-name="T38">, </text:span><text:span text:style-name="T39">nAccidentes</text:span><text:span text:style-name="T13">);</text:span></text:p>
      <text:p text:style-name="P5"><text:span text:style-name="T9">-</text:span>Montaña<text:span text:style-name="T9">(</text:span><text:span text:style-name="T17">IDGeo</text:span><text:span text:style-name="T12">, altura</text:span><text:span text:style-name="T9">);</text:span></text:p>
      <text:p text:style-name="P5"><text:span text:style-name="T9">-</text:span><text:span text:style-name="T11">Lago</text:span><text:span text:style-name="T9">(</text:span><text:span text:style-name="T17">IDGeo</text:span><text:span text:style-name="T12">, extension</text:span><text:span text:style-name="T9">);</text:span></text:p>
      <text:p text:style-name="P5"><text:span text:style-name="T9">-</text:span><text:span text:style-name="T11">Rio</text:span><text:span text:style-name="T9">(</text:span><text:span text:style-name="T17">IDGeo</text:span><text:span text:style-name="T12">, longitud</text:span><text:span text:style-name="T9">);</text:span></text:p>
      <text:p text:style-name="P5"><text:span text:style-name="T9">-</text:span><text:span text:style-name="T11">Localidad</text:span><text:span text:style-name="T12">(</text:span><text:span text:style-name="T17">IDLoc</text:span><text:span text:style-name="T12">, nombre);</text:span></text:p>
      <text:p text:style-name="P6"><text:span text:style-name="T12">-</text:span><text:span text:style-name="T26">Rio_Localidad</text:span><text:span text:style-name="T14">(</text:span><text:span text:style-name="T50">IDGeo</text:span><text:span text:style-name="T17">,</text:span><text:span text:style-name="T45">IDLoc</text:span><text:span text:style-name="T37">, </text:span><text:span text:style-name="T39">nRios</text:span><text:span text:style-name="T14">);</text:span></text:p>
      <text:p text:style-name="P6"><text:span text:style-name="T14"/></text:p>
      <text:p text:style-name="P11"><text:span text:style-name="T26">EJERCICIO 1 RELACIONAL:</text:span></text:p>
      <text:p text:style-name="P3"><text:span text:style-name="T26"/></text:p>
      <text:p text:style-name="P9"><text:span text:style-name="T26">-</text:span><text:span text:style-name="T27">Atleta</text:span><text:span text:style-name="T26">(</text:span><text:span text:style-name="T21">N_dorsal</text:span><text:span text:style-name="T26">, nombre, </text:span><text:span text:style-name="T54">N_dorsal_rel</text:span><text:span text:style-name="T26">);</text:span></text:p>
      <text:p text:style-name="P9"><text:span text:style-name="T26"/></text:p>
      <text:p text:style-name="P11"><text:span text:style-name="T26">EJERCICIO 2 RELACIONAL:</text:span></text:p>
      <text:p text:style-name="P3"><text:span text:style-name="T26"/></text:p>
      <text:p text:style-name="P3"><text:span text:style-name="T26">-Elemento</text:span><text:span text:style-name="T14">(</text:span><text:span text:style-name="T30">n</text:span><text:span text:style-name="T31">omE</text:span><text:span text:style-name="T30">lemento</text:span><text:span text:style-name="T14">, </text:span><text:span text:style-name="T15">pAtomico, simbolo, nAtomico</text:span><text:span text:style-name="T14">);</text:span></text:p>
      <text:p text:style-name="P3"><text:span text:style-name="T14">-</text:span><text:span text:style-name="T32">Compuesto</text:span><text:span text:style-name="T15">(</text:span><text:span text:style-name="T19">nomComp</text:span><text:span text:style-name="T15">);</text:span></text:p>
      <text:p text:style-name="P4"><text:span text:style-name="T15">-</text:span><text:span text:style-name="T32">Compuesto_por</text:span><text:span text:style-name="T15">(</text:span><text:span text:style-name="T46">n</text:span><text:span text:style-name="T47">omE</text:span><text:span text:style-name="T46">lemento</text:span><text:span text:style-name="T30">, </text:span><text:span text:style-name="T47">nomComp</text:span><text:span text:style-name="T40">, </text:span><text:span text:style-name="T42">proporcion</text:span><text:span text:style-name="T15">);</text:span></text:p>
      <text:p text:style-name="P3"><text:span text:style-name="T15">-</text:span><text:span text:style-name="T32">Gaseoso</text:span><text:span text:style-name="T15">(</text:span><text:span text:style-name="T19">nomComp</text:span><text:span text:style-name="T15">, coef_expam, temp_lic);</text:span></text:p>
      <text:p text:style-name="P4"><text:span text:style-name="T15">-</text:span><text:span text:style-name="T32">Liquido</text:span><text:span text:style-name="T15">(</text:span><text:span text:style-name="T19">nomComp</text:span><text:span text:style-name="T15">, densidad, temp_evap);</text:span></text:p>
      <text:p text:style-name="P4"><text:span text:style-name="T15">-</text:span><text:span text:style-name="T32">Solido</text:span><text:span text:style-name="T15">(</text:span><text:span text:style-name="T19">nomComp</text:span><text:span text:style-name="T15">, color, olor, dureza);</text:span></text:p>
      <text:p text:style-name="P4"><text:span text:style-name="T15"/></text:p>
      <text:p text:style-name="P12"><text:span text:style-name="T26">EJERCICIO </text:span><text:span text:style-name="T32">3 </text:span><text:span text:style-name="T26">RELACIONAL:</text:span></text:p>
      <text:p text:style-name="P12"><text:span text:style-name="T26"/></text:p>
      <text:p text:style-name="P16"><text:span text:style-name="T26">-</text:span><text:span text:style-name="T32">Sucursal</text:span><text:span text:style-name="T15">(</text:span><text:span text:style-name="T19">nSucursal</text:span><text:span text:style-name="T15">, ciudad, activo);</text:span></text:p>
      <text:p text:style-name="P16"><text:span text:style-name="T15">-</text:span><text:span text:style-name="T32">Cliente</text:span><text:span text:style-name="T15">(</text:span><text:span text:style-name="T19">DNI</text:span><text:span text:style-name="T15">, nombre, apellidos, direccion, ciudad);</text:span></text:p>
      <text:p text:style-name="P16"><text:span text:style-name="T15">-</text:span><text:span text:style-name="T32">Cuenta</text:span><text:span text:style-name="T15">(</text:span><text:span text:style-name="T19">nCuenta</text:span><text:span text:style-name="T15">, saldo);</text:span></text:p>
      <text:p text:style-name="P17"><text:span text:style-name="T15">-</text:span><text:span text:style-name="T16">Sucursal_Cliente_Cuenta(</text:span><text:span text:style-name="T47">DNI</text:span><text:span text:style-name="T19">, </text:span><text:span text:style-name="T47">nCuenta</text:span><text:span text:style-name="T40">,</text:span><text:span text:style-name="T47"> </text:span><text:span text:style-name="T52">nSucursal</text:span><text:span text:style-name="T16">);//nSucursal es foranea no primaria</text:span></text:p>
      <text:p text:style-name="P16"><text:span text:style-name="T15">-</text:span><text:span text:style-name="T32">Transaccion</text:span><text:span text:style-name="T15">(</text:span><text:span text:style-name="T19">nTransaccion</text:span><text:span text:style-name="T15">, </text:span><text:span text:style-name="T47">nCuenta</text:span><text:span text:style-name="T40">, </text:span><text:span text:style-name="T15">fecha, tOp, cantidad);</text:span></text:p>
      <text:p text:style-name="P12"><text:span text:style-name="T33"/></text:p>
      <text:p text:style-name="P12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oft-page-break/><text:span text:style-name="T26">EJERCICIO </text:span><text:span text:style-name="T33">4</text:span><text:span text:style-name="T32"> </text:span><text:span text:style-name="T26">RELACIONAL:</text:span></text:p>
      <text:p text:style-name="P13"><text:span text:style-name="T26"/></text:p>
      <text:p text:style-name="P18"><text:span text:style-name="T26">-</text:span><text:span text:style-name="T28">Coche</text:span><text:span text:style-name="T33">(</text:span><text:span text:style-name="T22">nCoche</text:span><text:span text:style-name="T33">, </text:span><text:span text:style-name="T48">cParque</text:span><text:span text:style-name="T33"> ,marca, modelo, nMatricula, fCompra, fUltRev);</text:span></text:p>
      <text:p text:style-name="P18"><text:span text:style-name="T33">-</text:span><text:span text:style-name="T28">ParqueBomberos</text:span><text:span text:style-name="T33">(</text:span><text:span text:style-name="T22">cParque</text:span><text:span text:style-name="T33">,nombre, direccion, telefono, categoria, </text:span><text:span text:style-name="T53">cBombero</text:span><text:span text:style-name="T33">);</text:span></text:p>
      <text:p text:style-name="P18"><text:span text:style-name="T33">-</text:span><text:span text:style-name="T28">Bombero</text:span><text:span text:style-name="T33">(</text:span><text:span text:style-name="T22">cBombero</text:span><text:span text:style-name="T33">, nombre, apellido, fNacimiento, DNI, direccion, telefono);</text:span></text:p>
      <text:p text:style-name="P18"><text:span text:style-name="T33">-</text:span><text:span text:style-name="T28">Turno</text:span><text:span text:style-name="T33">(</text:span><text:span text:style-name="T22">cTurno</text:span><text:span text:style-name="T33">, </text:span><text:span text:style-name="T34">descripcion</text:span><text:span text:style-name="T33">);</text:span></text:p>
      <text:p text:style-name="P18"><text:span text:style-name="T33">-</text:span><text:span text:style-name="T28">Periodo</text:span><text:span text:style-name="T33">(</text:span><text:span text:style-name="T22">fIni</text:span><text:span text:style-name="T33">,</text:span><text:span text:style-name="T22">fFin</text:span><text:span text:style-name="T33">);</text:span></text:p>
      <text:p text:style-name="P19"><text:span text:style-name="T33">-</text:span><text:span text:style-name="T28">Equipo</text:span><text:span text:style-name="T33">(</text:span><text:span text:style-name="T22">cEquipo</text:span><text:span text:style-name="T33">, nombre, </text:span><text:span text:style-name="T57">cBombero</text:span><text:span text:style-name="T43">, </text:span><text:span text:style-name="T44">puesto</text:span><text:span text:style-name="T33">);</text:span></text:p>
      <text:p text:style-name="P18"><text:span text:style-name="T33">-</text:span><text:span text:style-name="T28">PeticionServicio</text:span><text:span text:style-name="T33">(</text:span><text:span text:style-name="T22">cPetServ</text:span><text:span text:style-name="T33">, tServ, grUrg, </text:span><text:span text:style-name="T56">cEquipo</text:span><text:span text:style-name="T33">);</text:span></text:p>
      <text:p text:style-name="P18"><text:span text:style-name="T33"/></text:p>
      <text:p text:style-name="P19"><text:span text:style-name="T33">-</text:span><text:span text:style-name="T29">Parque_Peticion</text:span><text:span text:style-name="T34">(</text:span><text:span text:style-name="T48">cParque</text:span><text:span text:style-name="T22">, </text:span><text:span text:style-name="T48">cPetServ</text:span><text:span text:style-name="T35">, </text:span><text:span text:style-name="T36">fecha, hora</text:span><text:span text:style-name="T34">);</text:span></text:p>
      <text:p text:style-name="P19"><text:span text:style-name="T34">-</text:span><text:span text:style-name="T29">Bombero_Turno_Periodo</text:span><text:span text:style-name="T34">(</text:span><text:span text:style-name="T48">cBombero</text:span><text:span text:style-name="T22">, </text:span><text:span text:style-name="T48">fIni</text:span><text:span text:style-name="T22">, </text:span><text:span text:style-name="T48">fFin</text:span><text:span text:style-name="T41">,</text:span><text:span text:style-name="T48"> </text:span><text:span text:style-name="T59">cTurno</text:span><text:span text:style-name="T34">);</text:span></text:p>
      <text:p text:style-name="P19"><text:span text:style-name="T34"/></text:p>
      <text:p text:style-name="P14"><text:span text:style-name="T26">EJERCICIO </text:span><text:span text:style-name="T34">5</text:span><text:span text:style-name="T32"> </text:span><text:span text:style-name="T26">RELACIONAL:</text:span></text:p>
      <text:p text:style-name="P14"><text:span text:style-name="T26"/></text:p>
      <text:p text:style-name="P20"><text:span text:style-name="T26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09:33:59.219000000</meta:creation-date>
    <dc:date>2021-07-22T10:33:20.891000000</dc:date>
    <meta:editing-duration>PT6M18S</meta:editing-duration>
    <meta:editing-cycles>1</meta:editing-cycles>
    <meta:document-statistic meta:table-count="0" meta:image-count="0" meta:object-count="0" meta:page-count="2" meta:paragraph-count="42" meta:word-count="136" meta:character-count="1679" meta:non-whitespace-character-count="1585"/>
    <meta:generator>LibreOffice/5.4.4.2$Windows_X86_64 LibreOffice_project/2524958677847fb3bb44820e40380acbe820f960</meta:generator>
  </office:meta>
</office:document-meta>
</file>